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13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02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3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4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8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01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08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12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14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15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19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29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30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40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42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43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53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54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60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71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72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74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76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77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78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81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88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9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95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02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04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06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08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10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11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12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15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17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18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20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21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25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2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28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3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50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52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6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72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7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eur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8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8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9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9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15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17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47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56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6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66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7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7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79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83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94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04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05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1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24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28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36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4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4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46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72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4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19:02:33.792443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0-12-23T19:12:23.229863820</dc:date>
    <meta:editing-duration>P84DT2H11M2S</meta:editing-duration>
    <meta:editing-cycles>1690</meta:editing-cycles>
    <meta:generator>LibreOffice/6.4.6.2$Linux_X86_64 LibreOffice_project/40$Build-2</meta:generator>
    <meta:document-statistic meta:table-count="3" meta:cell-count="5319" meta:object-count="0"/>
  </office:meta>
</office:document-meta>
</file>